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 CYR" svg:font-family="'Courier New CYR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0" fo:widows="0" style:text-autospace="none"/>
      <style:text-properties style:font-name="Courier New CYR" fo:font-weight="bold" style:font-weight-asian="bold" style:font-name-complex="Courier New CYR" style:font-weight-complex="bold"/>
    </style:style>
    <style:style style:name="P2" style:family="paragraph" style:parent-style-name="Standard">
      <style:paragraph-properties fo:text-align="justify" style:justify-single-word="false" fo:orphans="0" fo:widows="0" style:text-autospace="none"/>
      <style:text-properties style:font-name="Courier New CYR" style:font-name-complex="Courier New CYR"/>
    </style:style>
    <style:style style:name="P3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.5in"/>
        </style:tab-stops>
      </style:paragraph-properties>
      <style:text-properties style:font-name="Courier New CYR" style:font-name-complex="Courier New CYR"/>
    </style:style>
    <style:style style:name="P4" style:family="paragraph" style:parent-style-name="Standard">
      <style:paragraph-properties fo:text-align="justify" style:justify-single-word="false" fo:orphans="0" fo:widows="0" style:text-autospace="none"/>
    </style:style>
    <style:style style:name="P5" style:family="paragraph" style:parent-style-name="Standard" style:list-style-name="WW8Num3">
      <style:paragraph-properties fo:margin-left="0.5in" fo:margin-right="0in" fo:text-align="justify" style:justify-single-word="false" fo:orphans="0" fo:widows="0" fo:text-indent="-0.25in" style:auto-text-indent="false" style:text-autospace="none">
        <style:tab-stops>
          <style:tab-stop style:position="0.5in"/>
        </style:tab-stops>
      </style:paragraph-properties>
      <style:text-properties style:font-name="Courier New CYR" style:font-name-complex="Courier New CYR"/>
    </style:style>
    <style:style style:name="P6" style:family="paragraph" style:parent-style-name="Standard" style:master-page-name="Standard">
      <style:paragraph-properties fo:text-align="center" style:justify-single-word="false" fo:orphans="0" fo:widows="0" style:page-number="auto" style:text-autospac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 CYR" fo:font-weight="bold" style:font-weight-asian="bold" style:font-name-complex="Courier New CYR" style:font-weight-complex="bold"/>
    </style:style>
    <style:style style:name="T3" style:family="text">
      <style:text-properties style:font-name="Courier New CYR" style:font-name-complex="Courier New CYR"/>
    </style:style>
    <style:style style:name="T4" style:family="text">
      <style:text-properties style:font-name="Courier New CYR" style:text-underline-style="solid" style:text-underline-width="auto" style:text-underline-color="font-color" style:font-name-complex="Courier New CYR"/>
    </style:style>
    <style:style style:name="T5" style:family="text">
      <style:text-properties style:font-name="Courier New CYR" fo:language="en" fo:country="US" style:font-name-complex="Courier New CYR"/>
    </style:style>
    <style:style style:name="T6" style:family="text">
      <style:text-properties style:font-name="Courier New" fo:font-weight="bold" style:font-weight-asian="bold" style:font-name-complex="Courier New" style:font-weight-complex="bold"/>
    </style:style>
    <text:list-style style:name="L1" text:consecutive-numbering="true">
      <text:list-level-style-number text:level="1" text:style-name="WW8NumSt2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Задание </text:span><text:span text:style-name="T6">8</text:span></text:p>
      <text:p text:style-name="P1"/>
      <text:p text:style-name="P2">При сдаче задания иметь при себе тесты в виде соответствующих картинок.</text:p>
      <text:p text:style-name="P2"/>
      <text:p text:style-name="P4"><text:span text:style-name="T4">Задание 1.</text:span><text:span text:style-name="T3"> Разработать пользовательский тип данных «Двоичное дерево сортировки». Требуемые методы:</text:span></text:p>
      <text:p text:style-name="P2">- Добавление вершины;</text:p>
      <text:p text:style-name="P4"><text:span text:style-name="T3">- Удаление вершины (опционально);</text:span></text:p>
      <text:p text:style-name="P2">- Поиск вершины;</text:p>
      <text:p text:style-name="P2">- Обход дерева «Корень-Левый-Правый»;</text:p>
      <text:p text:style-name="P2">- Обход дерева «Левый-Правый-Корень»;</text:p>
      <text:p text:style-name="P2">- Обход дерева «Левый-Корень-Правый».</text:p>
      <text:p text:style-name="P2">Использовать связную структуру для реализации двоичного дерева.</text:p>
      <text:p text:style-name="P2"/>
      <text:p text:style-name="P4"><text:span text:style-name="T4">Задание 2.</text:span><text:span text:style-name="T3"> Параметризовать класс из Задания 1. Предложить варианты параметризации числом и пользовательским классом (они реализуют интерфейс </text:span><text:span text:style-name="T5">Comparable</text:span><text:span text:style-name="T3">).</text:span></text:p>
      <text:p text:style-name="P1"/>
      <text:p text:style-name="P1"/>
      <text:p text:style-name="P1">Читать:</text:p>
      <text:list xml:id="list1424932273918831837" text:style-name="WW8Num3">
        <text:list-item>
          <text:p text:style-name="P5">Классы;</text:p>
        </text:list-item>
        <text:list-item>
          <text:p text:style-name="P5">Параметризация классов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 CYR" svg:font-family="'Courier New CYR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Courier New CYR" fo:font-family="'Courier New CYR'" style:font-family-generic="modern" style:font-name-complex="Courier New CYR" style:font-family-complex="'Courier New CYR'" style:font-family-generic-complex="modern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Courier New CYR" fo:font-family="'Courier New CYR'" style:font-family-generic="modern" style:font-name-complex="Courier New CYR" style:font-family-complex="'Courier New CYR'" style:font-family-generic-complex="modern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Задание 8</dc:title>
    <meta:creation-date>2016-10-24T11:15:00</meta:creation-date>
    <dc:creator>sakovich</dc:creator>
    <dc:date>2016-10-24T11:16:00</dc:date>
    <meta:print-date>2014-11-25T19:20:00</meta:print-date>
    <meta:editing-cycles>3</meta:editing-cycles>
    <meta:editing-duration>PT3M</meta:editing-duration>
    <meta:document-statistic meta:table-count="0" meta:image-count="0" meta:object-count="0" meta:page-count="1" meta:paragraph-count="14" meta:word-count="77" meta:character-count="614" meta:non-whitespace-character-count="553"/>
    <meta:generator>LibreOffice/5.1.4.2$Linux_X86_64 LibreOffice_project/10m0$Build-2</meta:generator>
  </office:meta>
</office:document-meta>
</file>